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1.1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49pt solid #000000"/>
      <style:paragraph-properties fo:text-align="center" fo:margin-left="0mm"/>
      <style:text-properties fo:font-size="26pt" style:font-size-asian="26pt" style:font-size-complex="26pt"/>
    </style:style>
    <style:style style:name="ce2" style:family="table-cell" style:parent-style-name="Default">
      <style:table-cell-properties fo:background-color="#ff0000" style:diagonal-tl-br="non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81d41a" fo:border="0.06pt solid #000000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7" table:default-cell-style-name="ce5"/>
        <table:table-row table:style-name="ro1">
          <table:table-cell table:style-name="ce1" office:value-type="string" calcext:value-type="string" table:number-columns-spanned="8" table:number-rows-spanned="1">
            <text:p>Term 3</text:p>
          </table:table-cell>
          <table:covered-table-cell table:number-columns-repeated="7" table:style-name="Default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4" office:value-type="string" calcext:value-type="string" table:number-columns-spanned="7" table:number-rows-spanned="1">
            <text:p>Subjects</text:p>
          </table:table-cell>
          <table:covered-table-cell table:number-columns-repeated="6" table:style-name="ce6"/>
        </table:table-row>
        <table:table-row table:style-name="ro3">
          <table:table-cell/>
          <table:table-cell office:value-type="string" calcext:value-type="string">
            <text:p>Algebra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PE</text:p>
          </table:table-cell>
          <table:table-cell table:style-name="ce7" office:value-type="string" calcext:value-type="string">
            <text:p>Chemistry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Biology</text:p>
          </table:table-cell>
          <table:table-cell table:style-name="ce7" office:value-type="string" calcext:value-type="string">
            <text:p>Programming</text:p>
          </table:table-cell>
        </table:table-row>
        <table:table-row table:style-name="ro3">
          <table:table-cell office:value-type="string" calcext:value-type="string">
            <text:p>Sundar Pichai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</table:table-row>
        <table:table-row table:style-name="ro3">
          <table:table-cell office:value-type="string" calcext:value-type="string">
            <text:p>Elon Musk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</table:table-row>
        <table:table-row table:style-name="ro3">
          <table:table-cell office:value-type="string" calcext:value-type="string">
            <text:p>Bill Gates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Jeff Bezos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</table:table-row>
        <table:table-row table:style-name="ro3">
          <table:table-cell office:value-type="string" calcext:value-type="string">
            <text:p>Mark Zuckerberg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office:value-type="string" calcext:value-type="string">
            <text:p>Warren Buffet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string" calcext:value-type="string">
            <text:p>Jack Ma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office:value-type="string" calcext:value-type="string">
            <text:p>Michael Jordan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office:value-type="string" calcext:value-type="string">
            <text:p>Cristiaono Ronaldo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Tim Cook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office:value-type="string" calcext:value-type="string">
            <text:p>Johnney Depp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office:value-type="string" calcext:value-type="string">
            <text:p>Robert Downey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string" calcext:value-type="string">
            <text:p>Lionel Mess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string" calcext:value-type="string">
            <text:p>Neil Armstrong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3">
          <table:table-cell office:value-type="string" calcext:value-type="string">
            <text:p>Will Smith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3">
          <table:table-cell office:value-type="string" calcext:value-type="string">
            <text:p>Isaac newton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3" calcext:value-type="float">
            <text:p>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9T17:25:33.515921552</meta:creation-date>
    <dc:date>2020-01-09T17:28:43.418290363</dc:date>
    <meta:editing-duration>PT3M10S</meta:editing-duration>
    <meta:editing-cycles>1</meta:editing-cycles>
    <meta:document-statistic meta:table-count="1" meta:cell-count="138" meta:object-count="0"/>
    <meta:generator>LibreOffice/6.3.3.2.0$Linux_X86_64 LibreOffice_project/30$Build-2</meta:generator>
  </office:meta>
</office:document-meta>
</file>